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19.84cm"/>
    </style:style>
    <style:style style:name="co4" style:family="table-column">
      <style:table-column-properties fo:break-before="auto" style:column-width="7.913cm"/>
    </style:style>
    <style:style style:name="co6" style:family="table-column">
      <style:table-column-properties fo:break-before="auto" style:column-width="2.447cm"/>
    </style:style>
    <style:style style:name="co7" style:family="table-column">
      <style:table-column-properties fo:break-before="auto" style:column-width="5.11cm"/>
    </style:style>
    <style:style style:name="co8" style:family="table-column">
      <style:table-column-properties fo:break-before="auto" style:column-width="16.288cm"/>
    </style:style>
    <style:style style:name="co9" style:family="table-column">
      <style:table-column-properties fo:break-before="auto" style:column-width="9.133cm"/>
    </style:style>
    <style:style style:name="co10" style:family="table-column">
      <style:table-column-properties fo:break-before="auto" style:column-width="2.529cm"/>
    </style:style>
    <style:style style:name="co11" style:family="table-column">
      <style:table-column-properties fo:break-before="auto" style:column-width="3.551cm"/>
    </style:style>
    <style:style style:name="co12" style:family="table-column">
      <style:table-column-properties fo:break-before="auto" style:column-width="21.671cm"/>
    </style:style>
    <style:style style:name="co13" style:family="table-column">
      <style:table-column-properties fo:break-before="auto" style:column-width="8.386cm"/>
    </style:style>
    <style:style style:name="co52" style:family="table-column">
      <style:table-column-properties fo:break-before="auto" style:column-width="1.169cm"/>
    </style:style>
    <style:style style:name="co53" style:family="table-column">
      <style:table-column-properties fo:break-before="auto" style:column-width="4.861cm"/>
    </style:style>
    <style:style style:name="co54" style:family="table-column">
      <style:table-column-properties fo:break-before="auto" style:column-width="8.435cm"/>
    </style:style>
    <style:style style:name="co55" style:family="table-column">
      <style:table-column-properties fo:break-before="auto" style:column-width="8.634cm"/>
    </style:style>
    <style:style style:name="co18" style:family="table-column">
      <style:table-column-properties fo:break-before="auto" style:column-width="6.137cm"/>
    </style:style>
    <style:style style:name="co19" style:family="table-column">
      <style:table-column-properties fo:break-before="auto" style:column-width="5.36cm"/>
    </style:style>
    <style:style style:name="co20" style:family="table-column">
      <style:table-column-properties fo:break-before="auto" style:column-width="2.113cm"/>
    </style:style>
    <style:style style:name="co21" style:family="table-column">
      <style:table-column-properties fo:break-before="auto" style:column-width="1.642cm"/>
    </style:style>
    <style:style style:name="co22" style:family="table-column">
      <style:table-column-properties fo:break-before="auto" style:column-width="2.974cm"/>
    </style:style>
    <style:style style:name="co23" style:family="table-column">
      <style:table-column-properties fo:break-before="auto" style:column-width="3.695cm"/>
    </style:style>
    <style:style style:name="co24" style:family="table-column">
      <style:table-column-properties fo:break-before="auto" style:column-width="13.764cm"/>
    </style:style>
    <style:style style:name="co25" style:family="table-column">
      <style:table-column-properties fo:break-before="auto" style:column-width="1.446cm"/>
    </style:style>
    <style:style style:name="co26" style:family="table-column">
      <style:table-column-properties fo:break-before="auto" style:column-width="4.083cm"/>
    </style:style>
    <style:style style:name="co27" style:family="table-column">
      <style:table-column-properties fo:break-before="auto" style:column-width="17.648cm"/>
    </style:style>
    <style:style style:name="co28" style:family="table-column">
      <style:table-column-properties fo:break-before="auto" style:column-width="7.163cm"/>
    </style:style>
    <style:style style:name="co29" style:family="table-column">
      <style:table-column-properties fo:break-before="auto" style:column-width="3.722cm"/>
    </style:style>
    <style:style style:name="co30" style:family="table-column">
      <style:table-column-properties fo:break-before="auto" style:column-width="6.082cm"/>
    </style:style>
    <style:style style:name="co31" style:family="table-column">
      <style:table-column-properties fo:break-before="auto" style:column-width="9.689cm"/>
    </style:style>
    <style:style style:name="co32" style:family="table-column">
      <style:table-column-properties fo:break-before="auto" style:column-width="6.304cm"/>
    </style:style>
    <style:style style:name="co5" style:family="table-column">
      <style:table-column-properties fo:break-before="auto" style:column-width="2.267cm"/>
    </style:style>
    <style:style style:name="co33" style:family="table-column">
      <style:table-column-properties fo:break-before="auto" style:column-width="2.635cm"/>
    </style:style>
    <style:style style:name="co34" style:family="table-column">
      <style:table-column-properties fo:break-before="auto" style:column-width="18.232cm"/>
    </style:style>
    <style:style style:name="co35" style:family="table-column">
      <style:table-column-properties fo:break-before="auto" style:column-width="10.382cm"/>
    </style:style>
    <style:style style:name="co36" style:family="table-column">
      <style:table-column-properties fo:break-before="auto" style:column-width="3cm"/>
    </style:style>
    <style:style style:name="co37" style:family="table-column">
      <style:table-column-properties fo:break-before="auto" style:column-width="8.024cm"/>
    </style:style>
    <style:style style:name="co38" style:family="table-column">
      <style:table-column-properties fo:break-before="auto" style:column-width="14.651cm"/>
    </style:style>
    <style:style style:name="co39" style:family="table-column">
      <style:table-column-properties fo:break-before="auto" style:column-width="4.999cm"/>
    </style:style>
    <style:style style:name="co40" style:family="table-column">
      <style:table-column-properties fo:break-before="auto" style:column-width="1.669cm"/>
    </style:style>
    <style:style style:name="co41" style:family="table-column">
      <style:table-column-properties fo:break-before="auto" style:column-width="2.806cm"/>
    </style:style>
    <style:style style:name="co42" style:family="table-column">
      <style:table-column-properties fo:break-before="auto" style:column-width="14.573cm"/>
    </style:style>
    <style:style style:name="co43" style:family="table-column">
      <style:table-column-properties fo:break-before="auto" style:column-width="5.249cm"/>
    </style:style>
    <style:style style:name="co44" style:family="table-column">
      <style:table-column-properties fo:break-before="auto" style:column-width="5.498cm"/>
    </style:style>
    <style:style style:name="co45" style:family="table-column">
      <style:table-column-properties fo:break-before="auto" style:column-width="4.528cm"/>
    </style:style>
    <style:style style:name="co46" style:family="table-column">
      <style:table-column-properties fo:break-before="auto" style:column-width="17.177cm"/>
    </style:style>
    <style:style style:name="co47" style:family="table-column">
      <style:table-column-properties fo:break-before="auto" style:column-width="8.301cm"/>
    </style:style>
    <style:style style:name="co49" style:family="table-column">
      <style:table-column-properties fo:break-before="auto" style:column-width="3.39cm"/>
    </style:style>
    <style:style style:name="co50" style:family="table-column">
      <style:table-column-properties fo:break-before="auto" style:column-width="11.793cm"/>
    </style:style>
    <style:style style:name="co51" style:family="table-column">
      <style:table-column-properties fo:break-before="auto" style:column-width="8.7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Bank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Banks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Addre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nk Leumi</text:p>
          </table:table-cell>
          <table:table-cell office:value-type="string">
            <text:p>Israel's largest bank, finances settlement building in the Occupied Palestinian Territories.</text:p>
          </table:table-cell>
          <table:table-cell office:value-type="string">
            <text:p>20 Stratford Place, W1C 1B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clays Private Banking</text:p>
          </table:table-cell>
          <table:table-cell office:value-type="string">
            <text:p>Private banking (i.e. banking for the rich) arm of the infamous tax avoiding, rate-fixing, alleged money laundering UK bank.</text:p>
          </table:table-cell>
          <table:table-cell office:value-type="string">
            <text:p>41-43 Brook Street. W1K 4HJ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itigroup Private Bank</text:p>
          </table:table-cell>
          <table:table-cell office:value-type="string">
            <text:p>Mega-rich branch of the world's largest bank.</text:p>
          </table:table-cell>
          <table:table-cell office:value-type="string">
            <text:p>41 Berkeley Square. W1J 5A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utts</text:p>
          </table:table-cell>
          <table:table-cell office:value-type="string">
            <text:p>Private bank and wealth manager, recently fined £8.75m for breaching money laundering regulations.</text:p>
          </table:table-cell>
          <table:table-cell office:value-type="string">
            <text:p>440 Strand, WC2R OQ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FG Eurobank Ergasias</text:p>
          </table:table-cell>
          <table:table-cell office:value-type="string">
            <text:p>One of the biggest private banks in Greece, owned by billionaire tycoon Spiros Latsis, kept afloat by international bailout money on the condition of pauperisation of the Greek population.</text:p>
          </table:table-cell>
          <table:table-cell office:value-type="string">
            <text:p>1st Floor. 25 Berkeley Square, W1J 6HN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FG Private Bank and London EFG Asset Management</text:p>
          </table:table-cell>
          <table:table-cell office:value-type="string">
            <text:p>Another division of Latsis' Greek banking empire.</text:p>
          </table:table-cell>
          <table:table-cell office:value-type="string">
            <text:p>Leconfield House, Curzon Street, W1.) SJB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Israel Discount Bank</text:p>
          </table:table-cell>
          <table:table-cell office:value-type="string">
            <text:p>One of Israel's three largest banks. Finances the construction of Israeli settlements in the West Bank.</text:p>
          </table:table-cell>
          <table:table-cell office:value-type="string">
            <text:p>Nightingale House, 65 Curzon Street. W1J 8P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Qatar National Bank (QNB)</text:p>
          </table:table-cell>
          <table:table-cell office:value-type="string">
            <text:p>Banking arm of the Qatari regime.</text:p>
          </table:table-cell>
          <table:table-cell office:value-type="string">
            <text:p>51 Grosvenor Street. W1K 3HH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iyad Bank</text:p>
          </table:table-cell>
          <table:table-cell office:value-type="string">
            <text:p>One of the largest Saudi Arabian banks.</text:p>
          </table:table-cell>
          <table:table-cell office:value-type="string">
            <text:p>173 Curzon Street. W1J 5HX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Samba Financial Group</text:p>
          </table:table-cell>
          <table:table-cell office:value-type="string">
            <text:p>Saudi Arabian bank and investment manager.</text:p>
          </table:table-cell>
          <table:table-cell office:value-type="string">
            <text:p>Nightingale House, 65 Curzon Street, W1J 8PE</text:p>
          </table:table-cell>
        </table:table-row>
      </table:table>
      <table:table table:name="Hedge Fund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Hedge Funds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Address</text:p>
          </table:table-cell>
        </table:table-row>
        <table:table-row table:style-name="ro1">
          <table:table-cell/>
          <table:table-cell office:value-type="string">
            <text:p>Brevan Howard</text:p>
          </table:table-cell>
          <table:table-cell office:value-type="string">
            <text:p><text:s/>One of Europe's biggest hedge funds. speculating on mortgages, Greek &amp; Spanish crises.</text:p>
          </table:table-cell>
          <table:table-cell office:value-type="string">
            <text:p>55 Baker Street. W1U 8EW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lue Bay Asset Management</text:p>
          </table:table-cell>
          <table:table-cell office:value-type="string">
            <text:p><text:s/>One of the biggest UK hedge funds. a vulture fund that buys ‘distressed debts‘ in poor countries and then pressures for repayment.</text:p>
          </table:table-cell>
          <table:table-cell office:value-type="string">
            <text:p>77 Grosvenor Street, W1K 33R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evian Capital</text:p>
          </table:table-cell>
          <table:table-cell office:value-type="string">
            <text:p><text:s/>Profits from speculating on financial crisis and Euro collapse. taking over ex-public companies. running vulture and bankruptcy funds and investing in gold mines.</text:p>
          </table:table-cell>
          <table:table-cell office:value-type="string">
            <text:p>17 Cavendish Square, W1G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QS Investment Management</text:p>
          </table:table-cell>
          <table:table-cell office:value-type="string">
            <text:p><text:s/>Big hedge fund that was a major speculator in sub-prime mortgages. Also provides free office space for disgraced Conservative party fixer Adam Werrity.</text:p>
          </table:table-cell>
          <table:table-cell office:value-type="string">
            <text:p>5th Floor. 33 Grosvenor Place. SW1X 7H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MAC Capital</text:p>
          </table:table-cell>
          <table:table-cell office:value-type="string">
            <text:p><text:s/>Hedge fund paid its founding partner EUR42 million in 2012.</text:p>
          </table:table-cell>
          <table:table-cell office:value-type="string">
            <text:p>5 Stratton Street, W1J 8LA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Ecofin</text:p>
          </table:table-cell>
          <table:table-cell office:value-type="string">
            <text:p><text:s/>Investment fund involved in privatisation of water and power utilities.</text:p>
          </table:table-cell>
          <table:table-cell office:value-type="string">
            <text:p>Burdett House. 15 Buckingham Street. WC2N GDU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Elliott Associates</text:p>
          </table:table-cell>
          <table:table-cell office:value-type="string">
            <text:p><text:s/>Infamous for buying ‘distressed‘ debt from Argentina. Peru. Greece and then forcing full repayment or suing. CEO is a major Republican Party donor.</text:p>
          </table:table-cell>
          <table:table-cell office:value-type="string">
            <text:p>Cleveland House, 4th Floor, 33 King Street, SW1Y 6RJ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GLC</text:p>
          </table:table-cell>
          <table:table-cell office:value-type="string">
            <text:p><text:s/>Dodgy hedge fund whose boss greased Labour's Ed Milliband's leadership campaign fund with £25 000.</text:p>
          </table:table-cell>
          <table:table-cell office:value-type="string">
            <text:p>Ingeni Building, 17 Broadwick Street. W1F OAX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Horseman Capital</text:p>
          </table:table-cell>
          <table:table-cell office:value-type="string">
            <text:p><text:s/>Investing in luxury brands. luxury retailers, automobiles and Chinese banking.</text:p>
          </table:table-cell>
          <table:table-cell office:value-type="string">
            <text:p>9 Chester Close, Chester Street, SW1X 7BE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Investcorp</text:p>
          </table:table-cell>
          <table:table-cell office:value-type="string">
            <text:p><text:s/>Bahrain based hedge fund and real estate speculator managing the money of the Gulf oil rich.</text:p>
          </table:table-cell>
          <table:table-cell office:value-type="string">
            <text:p>48 Grosvenor Stree. W1K 3Hw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ansdowne Partners</text:p>
          </table:table-cell>
          <table:table-cell office:value-type="string">
            <text:p><text:s/>Hedge Fund known for “shorting" Northern Rock. allegedly making £100m. Boss Sir Paul Ruddock is a major Conservative party donor.</text:p>
          </table:table-cell>
          <table:table-cell office:value-type="string">
            <text:p>15 Davies Street, W1K 3AG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an Group</text:p>
          </table:table-cell>
          <table:table-cell office:value-type="string">
            <text:p><text:s/>One of UK's biggest hedge funds. currently hit by insider dealing scandals.</text:p>
          </table:table-cell>
          <table:table-cell office:value-type="string">
            <text:p>1 Curzon Street, W1J 5HB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illenium Global</text:p>
          </table:table-cell>
          <table:table-cell office:value-type="string">
            <text:p><text:s/>One of London's oldest hedge funds. set up in 1994. speculates on currencies and everything from fossil fuels to Third World debt.</text:p>
          </table:table-cell>
          <table:table-cell office:value-type="string">
            <text:p>Cassini House, 57-59 St James's Street. SW1A 1LD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Och-Ziff Management</text:p>
          </table:table-cell>
          <table:table-cell office:value-type="string">
            <text:p><text:s/>Vulture fund known for profiting from Greek "distressed debt‘. Also linked to the Mugabe regime in Zimbabwe and mining deals in Guinea.</text:p>
          </table:table-cell>
          <table:table-cell office:value-type="string">
            <text:p>40 Argyll Street. W1F 7EB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Odey Asset Management</text:p>
          </table:table-cell>
          <table:table-cell office:value-type="string">
            <text:p><text:s/>Profits from speculating on bank failures and the Eurozone crisis.</text:p>
          </table:table-cell>
          <table:table-cell office:value-type="string">
            <text:p>12 Upper Grosvenor Street, W1K 2ND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aulson Europe</text:p>
          </table:table-cell>
          <table:table-cell office:value-type="string">
            <text:p><text:s/>World's 4th largest hedge fund managing $35.8 bn assets. best known for massive profits from sub-prime collapse.</text:p>
          </table:table-cell>
          <table:table-cell office:value-type="string">
            <text:p>70 Jermyn Street. SW1Y 6NY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pinnaker</text:p>
          </table:table-cell>
          <table:table-cell office:value-type="string">
            <text:p><text:s/>Vulture fund that speculates in government and corporate debt in poor countries.</text:p>
          </table:table-cell>
          <table:table-cell office:value-type="string">
            <text:p>6 Grosvenor Street, W1K 4DJ</text:p>
          </table:table-cell>
        </table:table-row>
      </table:table>
      <table:table table:name="Private Equity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Private Equity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Address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ltima Partners</text:p>
          </table:table-cell>
          <table:table-cell office:value-type="string">
            <text:p><text:s/>Runs a land grab fund and invests in fossil fuels.</text:p>
          </table:table-cell>
          <table:table-cell office:value-type="string">
            <text:p>23 Savile Row. W1S 2ET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Blackstone</text:p>
          </table:table-cell>
          <table:table-cell office:value-type="string">
            <text:p><text:s/>World's largest “aItemative investment" manager controlling more than $210 billion. Known for real estate speculation.</text:p>
          </table:table-cell>
          <table:table-cell office:value-type="string">
            <text:p>40 Berkeley Square. W1J 5AL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Bridgepoint Ventures</text:p>
          </table:table-cell>
          <table:table-cell office:value-type="string">
            <text:p><text:s/>Real estate development fund specialising in UK gentrification and US poverty.</text:p>
          </table:table-cell>
          <table:table-cell office:value-type="string">
            <text:p>17 Savile Row, W1S 3PN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arlyle Group</text:p>
          </table:table-cell>
          <table:table-cell office:value-type="string">
            <text:p><text:s/>Massive and controversial warmongering global asset management firm linked to George Bush Sr, owns CSI, global supplier of tear gas.</text:p>
          </table:table-cell>
          <table:table-cell office:value-type="string">
            <text:p>Lansdowne House, 57 Berkeley Square, W1J 6ER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Emergent Asset Management</text:p>
          </table:table-cell>
          <table:table-cell office:value-type="string">
            <text:p><text:s/>Runs "African Agriland Fund", speculator in food crops and farm land.</text:p>
          </table:table-cell>
          <table:table-cell office:value-type="string">
            <text:p>Level 7, 7 Old Park Lane. W1K 1QR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Hermitage Capital</text:p>
          </table:table-cell>
          <table:table-cell office:value-type="string">
            <text:p><text:s/>Major profiteer from post-Soviet privatisation programme and erstwhile backer of the Putin regime, before falling out with the prez. Has also financed Vedanta and other unsavoury global corporates.</text:p>
          </table:table-cell>
          <table:table-cell office:value-type="string">
            <text:p>2-3 Golden Square, W1F 9HR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Lion Capital</text:p>
          </table:table-cell>
          <table:table-cell office:value-type="string">
            <text:p><text:s/>Private equity firm.</text:p>
          </table:table-cell>
          <table:table-cell office:value-type="string">
            <text:p>21 Grosvenor Place. SW1X 7HF</text:p>
          </table:table-cell>
        </table:table-row>
      </table:table>
      <table:table table:name="Arms" table:style-name="ta1" table:print="false"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row table:style-name="ro1">
          <table:table-cell office:value-type="string">
            <text:p>Arms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Address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Babcock International Group</text:p>
          </table:table-cell>
          <table:table-cell office:value-type="string">
            <text:p><text:s/>Awarded £15m contract by the MoD to support the design of the UK's nuclear-armed submarines.</text:p>
          </table:table-cell>
          <table:table-cell office:value-type="string">
            <text:p>33 Wigmore St, London, Greater London W1U 1QX, UK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BAE Systems</text:p>
          </table:table-cell>
          <table:table-cell office:value-type="string">
            <text:p><text:s/>Riddled with corruption, BAE is the world's 3rd largest arms producer and it sells its weaponry indiscriminately around the world.</text:p>
          </table:table-cell>
          <table:table-cell table:style-name="ce1" office:value-type="string">
            <text:p>6 Carlton Gardens London, Greater London SW1Y 5AD, UK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Finmeccanica UK</text:p>
          </table:table-cell>
          <table:table-cell office:value-type="string">
            <text:p><text:s/>Italian company Finmeccanica is the world's 8th largest arms company.</text:p>
          </table:table-cell>
          <table:table-cell office:value-type="string">
            <text:p>8-10 Great George St London, Greater London SW1P 3AE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General Dynamics UK</text:p>
          </table:table-cell>
          <table:table-cell office:value-type="string">
            <text:p><text:s/>General Dynamics is the world's 4th largest anns producer. A manufacturer of military drones, it has supplied weapons to the US, Israel and Saudi Arabia.</text:p>
          </table:table-cell>
          <table:table-cell office:value-type="string">
            <text:p><text:s/>11-12 Buckingham Gate, London, Greater London SW1E 6LB, UK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Lockheed Martin UK</text:p>
          </table:table-cell>
          <table:table-cell office:value-type="string">
            <text:p><text:s/>World's biggest arms producer. Produces F16 and F35 fighter aircraft, cluster bombs and nuclear weapons. Involved in surveillance and information processing for the CIA and the FBI. (Cunard House)</text:p>
          </table:table-cell>
          <table:table-cell office:value-type="string">
            <text:p>15 Regent St, London SW1Y 4LR, UK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Northrop Grumman UK</text:p>
          </table:table-cell>
          <table:table-cell office:value-type="string">
            <text:p><text:s/>One of the world's largest defence contractors. and the largest builder of naval vessels.</text:p>
          </table:table-cell>
          <table:table-cell office:value-type="string">
            <text:p>Clareville House, 26-27 Oxendon St, London, Greater London SW1Y 4EL, UK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QinetiQ</text:p>
          </table:table-cell>
          <table:table-cell office:value-type="string">
            <text:p><text:s/>Manufactures drones and armed robots used in Afghanistan and Iraq.</text:p>
          </table:table-cell>
          <table:table-cell office:value-type="string">
            <text:p>53 Chandos Pl London, Greater London WC2N 4HS, UK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Rolls-Royce Group</text:p>
          </table:table-cell>
          <table:table-cell office:value-type="string">
            <text:p><text:s/>World's 18th-largest arms producer.</text:p>
          </table:table-cell>
          <table:table-cell table:style-name="ce2" office:value-type="string">
            <text:p>65 Buckingham Gate London, SW1E 6AT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BDA</text:p>
          </table:table-cell>
          <table:table-cell office:value-type="string">
            <text:p><text:s/>MBDA's shareholders are BAE Systems. EADS and Finmeccanica. In 2012, the Group recorded a turnover of 3 billion Euros, and produced about 3,000 missiles.</text:p>
          </table:table-cell>
          <table:table-cell office:value-type="string">
            <text:p><text:s/>11 Strand, London, Greater London WC2N 5H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L-3</text:p>
          </table:table-cell>
          <table:table-cell office:value-type="string">
            <text:p><text:s/>One of the biggest arms dealers in the world. Major developer of drones and provides intelligence and surveillance technology to the Pentagon.</text:p>
          </table:table-cell>
          <table:table-cell office:value-type="string">
            <text:p>Amadeus House 27B Floral St, London, Greater London WC2E 9DP</text:p>
          </table:table-cell>
        </table:table-row>
        <table:table-row table:style-name="ro1">
          <table:table-cell/>
          <table:table-cell office:value-type="string">
            <text:p>SAAB</text:p>
          </table:table-cell>
          <table:table-cell office:value-type="string">
            <text:p><text:s/>Produces fighter aircraft, drones, combat weapons, missile systems, torpedoes and more. (Sentinel House)</text:p>
          </table:table-cell>
          <table:table-cell office:value-type="string">
            <text:p>16 Harcourt Street, W1H 4AD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Thales</text:p>
          </table:table-cell>
          <table:table-cell office:value-type="string">
            <text:p><text:s/>World's 11th largest arms company. Produces radars and electronic surveillance satellites, drones and helicopter avionics, armoured vehicles. mortar systems and missiles.</text:p>
          </table:table-cell>
          <table:table-cell office:value-type="string">
            <text:p>4 Carlton Gardens. SW1Y 5AA</text:p>
          </table:table-cell>
        </table:table-row>
      </table:table>
      <table:table table:name="Courts and Police Station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Courts and Police Stations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Address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haring Cross Police Station.</text:p>
          </table:table-cell>
          <table:table-cell/>
          <table:table-cell office:value-type="string">
            <text:p>Agar St, WCZN 4JP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Scotland Yard.</text:p>
          </table:table-cell>
          <table:table-cell/>
          <table:table-cell office:value-type="string">
            <text:p>8-10 Broadway, SW1H OBG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upreme Court.</text:p>
          </table:table-cell>
          <table:table-cell/>
          <table:table-cell office:value-type="string">
            <text:p>Parliament Square, SW1P 3BD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West End Central Police Station.</text:p>
          </table:table-cell>
          <table:table-cell/>
          <table:table-cell office:value-type="string">
            <text:p>27 Savile Row. W18 2EX</text:p>
          </table:table-cell>
        </table:table-row>
      </table:table>
      <table:table table:name="Dens of the Rich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row table:style-name="ro1">
          <table:table-cell office:value-type="string">
            <text:p>Dens of the Rich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Address</text:p>
          </table:table-cell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Mayfair mansion bought by CEO of ArcelorMittal, Lakshmi Mittal. as a wedding present for his daughter. Came with a built in nightclub and full-sized squash court.</text:p>
          </table:table-cell>
          <table:table-cell office:value-type="string">
            <text:p>21-23 Curzon Street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Annabel's</text:p>
          </table:table-cell>
          <table:table-cell office:value-type="string">
            <text:p>Nightclub frequented by drunken aristos, celebs and other mega-rich. Champagne at £3,600 a bottle.</text:p>
          </table:table-cell>
          <table:table-cell office:value-type="string">
            <text:p>44 Berkeley Square. Mayfair. W1J 5QB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Asprey</text:p>
          </table:table-cell>
          <table:table-cell office:value-type="string">
            <text:p>The royal jeweller.</text:p>
          </table:table-cell>
          <table:table-cell office:value-type="string">
            <text:p>167 New Bond Street. W1S 4AY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Boodle's</text:p>
          </table:table-cell>
          <table:table-cell office:value-type="string">
            <text:p>Private “gentlemen‘s" club.</text:p>
          </table:table-cell>
          <table:table-cell office:value-type="string">
            <text:p>28 St James's Street. SW1A 1H.)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Bond Street</text:p>
          </table:table-cell>
          <table:table-cell office:value-type="string">
            <text:p>Ultimate shopping street of the global mega-rich. (lncludes Old and New Bond Street)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Buckingham Palace</text:p>
          </table:table-cell>
          <table:table-cell office:value-type="string">
            <text:p>Hideout of the infamous Windsor family.</text:p>
          </table:table-cell>
          <table:table-cell office:value-type="string">
            <text:p>SW1A 1AA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Brooks's</text:p>
          </table:table-cell>
          <table:table-cell office:value-type="string">
            <text:p>Private “gentleman's” club.</text:p>
          </table:table-cell>
          <table:table-cell office:value-type="string">
            <text:p>60 St James‘s Street, SW1A 1LN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Carlton Club</text:p>
          </table:table-cell>
          <table:table-cell office:value-type="string">
            <text:p>Traditional club house of the elite ranks of the Conservative Party.</text:p>
          </table:table-cell>
          <table:table-cell office:value-type="string">
            <text:p>69 St James's St <text:s/>London, Greater London SW1A 1PJ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CIaridge’s</text:p>
          </table:table-cell>
          <table:table-cell office:value-type="string">
            <text:p>Five star hotel. Connections with royalty have led to it sometimes being referred to as an “annexe to Buckingham Palace".</text:p>
          </table:table-cell>
          <table:table-cell office:value-type="string">
            <text:p>49 Brook Street, Mayfair, W1K 4HR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Duke of Westminster</text:p>
          </table:table-cell>
          <table:table-cell office:value-type="string">
            <text:p>The Grosvenor Group. owned by the Duke and family. controls swathes of London's swanky Mayfair. The Duke is said to be worth £7.35 billion and was 7th in the Sunday Times Rich List 2012 the richest British person.</text:p>
          </table:table-cell>
          <table:table-cell office:value-type="string">
            <text:p>70 Grosvenor Street, W1K 3JP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ortnum &amp; Mason</text:p>
          </table:table-cell>
          <table:table-cell office:value-type="string">
            <text:p>Supermarket of the ruling class for over 300 years and tax-dodger extraordinaire, the place to stock up on your caviare and foie gras.</text:p>
          </table:table-cell>
          <table:table-cell office:value-type="string">
            <text:p>181 Piccadilly. W1A 1ER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Mahiki</text:p>
          </table:table-cell>
          <table:table-cell office:value-type="string">
            <text:p>Cocktail bar of the feral rich owned by Luxury Lifestyle Group Brompton Brands.</text:p>
          </table:table-cell>
          <table:table-cell office:value-type="string">
            <text:p>1 Dover Street. Mayfair, W1S 4LD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Naval &amp; Military Club</text:p>
          </table:table-cell>
          <table:table-cell office:value-type="string">
            <text:p>a.k.a. “In and Out". Private “gentlemen's" club.</text:p>
          </table:table-cell>
          <table:table-cell office:value-type="string">
            <text:p>4 St James Square SW1 4JU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The Ritz</text:p>
          </table:table-cell>
          <table:table-cell office:value-type="string">
            <text:p>Famous luxury hotel that has housed capitalists since 1906, including Margaret Thatcher who died in her suite here on 8 April 2013.</text:p>
          </table:table-cell>
          <table:table-cell office:value-type="string">
            <text:p>150 Piccadilly, W1J 9BS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Tramp</text:p>
          </table:table-cell>
          <table:table-cell office:value-type="string">
            <text:p>Drinking den for minor royals and other eurotrash coke-heads.</text:p>
          </table:table-cell>
          <table:table-cell office:value-type="string">
            <text:p>40 Jermyn Street, SW1Y 6DN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Sotheby’s</text:p>
          </table:table-cell>
          <table:table-cell office:value-type="string">
            <text:p>Complicit in Israeli war crimes.</text:p>
          </table:table-cell>
          <table:table-cell office:value-type="string">
            <text:p>34-35 New Bond Street, W1A 2AA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W Hotel</text:p>
          </table:table-cell>
          <table:table-cell office:value-type="string">
            <text:p>Recently bought by Al Faisal Holding. a company established and owned by Sheikh Faisal Bin Qassim AI Thani of Qatar.</text:p>
          </table:table-cell>
          <table:table-cell office:value-type="string">
            <text:p>10 Wardour Street. Leicester Square. W1D 6QF</text:p>
          </table:table-cell>
        </table:table-row>
      </table:table>
      <table:table table:name="Energy" table:style-name="ta1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>
            <text:p>Energy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Address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BP</text:p>
          </table:table-cell>
          <table:table-cell office:value-type="string">
            <text:p><text:s/>Oil and gas giant, responsible for wrecking the climate and some of the biggest ever environmental disasters.</text:p>
          </table:table-cell>
          <table:table-cell office:value-type="string">
            <text:p>1 St James Square, SW1Y 4PD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lean Coal</text:p>
          </table:table-cell>
          <table:table-cell office:value-type="string">
            <text:p><text:s/>Has five Underground Coal Gasification licenses around UK.</text:p>
          </table:table-cell>
          <table:table-cell office:value-type="string">
            <text:p>Third Floor. 15 Poland St. W1F 8QE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Cluff Natural Resources</text:p>
          </table:table-cell>
          <table:table-cell office:value-type="string">
            <text:p><text:s/>Purchased 2 new Underground Coal Gasification licences, one in Carmarthenshire, the other on the borders of Merseyside and North Wales.</text:p>
          </table:table-cell>
          <table:table-cell office:value-type="string">
            <text:p>Third Floor. 5-8 The Sanctuary. SW1P 3JS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Island Gas</text:p>
          </table:table-cell>
          <table:table-cell office:value-type="string">
            <text:p><text:s/>One of the Fracking bad guys. Interested in exploiting shale gas in the North West and Midlands.</text:p>
          </table:table-cell>
          <table:table-cell office:value-type="string">
            <text:p>7 Down Street. W1J 7AJ</text:p>
          </table:table-cell>
        </table:table-row>
      </table:table>
      <table:table table:name="Foreign Government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office:value-type="string">
            <text:p>Foreign Governments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Address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Arab-British Chamber Of Commerce</text:p>
          </table:table-cell>
          <table:table-cell office:value-type="string">
            <text:p><text:s/>Represents UK and Arab government and business elites.</text:p>
          </table:table-cell>
          <table:table-cell office:value-type="string">
            <text:p>43 Upper Grosvenor Street, W1K ZNJ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Saudi Arabia Embassy.</text:p>
          </table:table-cell>
          <table:table-cell/>
          <table:table-cell office:value-type="string">
            <text:p>30 Charles Street. W1J 5DZ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US Embassy.</text:p>
          </table:table-cell>
          <table:table-cell/>
          <table:table-cell office:value-type="string">
            <text:p>24 Grosvenor Square. W1A 2LQ</text:p>
          </table:table-cell>
        </table:table-row>
      </table:table>
      <table:table table:name="Mining" table:style-name="ta1" table:print="false">
        <table:table-column table:style-name="co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office:value-type="string">
            <text:p>Mining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Address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ArcelorMittal</text:p>
          </table:table-cell>
          <table:table-cell office:value-type="string">
            <text:p>The world's biggest steel company and the EU's 5th largest polluter.</text:p>
          </table:table-cell>
          <table:table-cell office:value-type="string">
            <text:p>7th Floor. Berkeley Square House. Berkeley Square. W1J 6DA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Antofagasta</text:p>
          </table:table-cell>
          <table:table-cell office:value-type="string">
            <text:p>Owns the Los Pelambres mine in Chile where locals have been on hunger strike against the land grabs for the mine.</text:p>
          </table:table-cell>
          <table:table-cell office:value-type="string">
            <text:p>Cleveland House. 33 King Street. SW1Y 6RJ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BHP Billiton</text:p>
          </table:table-cell>
          <table:table-cell office:value-type="string">
            <text:p>The world's largest mining company. Guilty of countless human and labour rights abuses and attacks on indigenous peoples.</text:p>
          </table:table-cell>
          <table:table-cell office:value-type="string">
            <text:p>Neat House Place. SW1V 18H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Eurasian Natural Resources Corporation (ENRC)</text:p>
          </table:table-cell>
          <table:table-cell office:value-type="string">
            <text:p>Global minerals exploitation outfit.</text:p>
          </table:table-cell>
          <table:table-cell office:value-type="string">
            <text:p>16 St James's Street. SW1 1ER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GCM Resources</text:p>
          </table:table-cell>
          <table:table-cell office:value-type="string">
            <text:p>Coal mining company responsible for displacement of 200.000 people in Bangladesh.</text:p>
          </table:table-cell>
          <table:table-cell office:value-type="string">
            <text:p>2nd Floor. Foxglove House. 166-168 Piccadilly. W1J 9EF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Glencore</text:p>
          </table:table-cell>
          <table:table-cell office:value-type="string">
            <text:p>World's largest commodities trading company. linked to brutal regimes and worldwide environmental and social destruction. (recently merged with Xstrata to form Glencorexstrata).</text:p>
          </table:table-cell>
          <table:table-cell office:value-type="string">
            <text:p>50 Berkeley Street. W13 8HD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Lonmin</text:p>
          </table:table-cell>
          <table:table-cell office:value-type="string">
            <text:p>South African mining company, owner of the Marikana mine where 34 strikers were massacred on 16 August 2012.</text:p>
          </table:table-cell>
          <table:table-cell office:value-type="string">
            <text:p>4-5 Grosvenor Place, SW1X 7YL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Tata</text:p>
          </table:table-cell>
          <table:table-cell office:value-type="string">
            <text:p>Indian steel. mining and chemicals giant. linked to numerous acts of environmental destruction and violence including the 2006 police massacre of 12 protesters at the Kalinganagar steel plant.</text:p>
          </table:table-cell>
          <table:table-cell office:value-type="string">
            <text:p>18 Grosvenor Place. SW1X 7HS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Vedanta</text:p>
          </table:table-cell>
          <table:table-cell office:value-type="string">
            <text:p>India's largest mining company, infamous for massive environmental destruction and attacks on indigenous communities.</text:p>
          </table:table-cell>
          <table:table-cell office:value-type="string">
            <text:p>16 Berkeley Street, W1J 8DZ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Xstrata</text:p>
          </table:table-cell>
          <table:table-cell office:value-type="string">
            <text:p>Mining multinational connected to massive pollution, grabbing Australian aboriginal lands, and killings in Peru in 2012. (recently merged with Glencore to form Glencorexstrata).</text:p>
          </table:table-cell>
          <table:table-cell office:value-type="string">
            <text:p>1st Floor, Almack House. 26-28 King Street, SW1Y 6QW</text:p>
          </table:table-cell>
        </table:table-row>
      </table:table>
      <table:table table:name="Pharmaceuticals" table:style-name="ta1" table:print="false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Pharmaceuticals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Address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Astrazeneca Insurance, Investment and Finance</text:p>
          </table:table-cell>
          <table:table-cell office:value-type="string">
            <text:p>Astrazeneca has been named a priority target by animal rights group Stop Huntingdon Animal Cruelty for their investment in Huntingdon Life Sciences, which conducts tests on 60.000 animals a year.</text:p>
          </table:table-cell>
          <table:table-cell office:value-type="string">
            <text:p>15 Stanhope Gate, W1K 1LN</text:p>
          </table:table-cell>
        </table:table-row>
      </table:table>
      <table:table table:name="Property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row table:style-name="ro1">
          <table:table-cell office:value-type="string">
            <text:p>Property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Address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5 North Row</text:p>
          </table:table-cell>
          <table:table-cell office:value-type="string">
            <text:p>Owned by Barwa Real Estate Co, a company owned by the Qatari government.</text:p>
          </table:table-cell>
          <table:table-cell office:value-type="string">
            <text:p>25 North Row, W1K 6DJ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Land Securities</text:p>
          </table:table-cell>
          <table:table-cell office:value-type="string">
            <text:p>The largest commercial property company in the UK.</text:p>
          </table:table-cell>
          <table:table-cell office:value-type="string">
            <text:p>5 The Strand. WC2N 5AF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Qatari Diar</text:p>
          </table:table-cell>
          <table:table-cell office:value-type="string">
            <text:p>Controlled by Qatar Investment Authority, whose key person is the Qatari Prime Minister.</text:p>
          </table:table-cell>
          <table:table-cell office:value-type="string">
            <text:p>77 Grosvenor Street. W1K 3JR</text:p>
          </table:table-cell>
        </table:table-row>
      </table:table>
      <table:table table:name="PR, Communications and Media" table:style-name="ta1" table:print="false"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 office:value-type="string">
            <text:p>PR, Communications and Media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Address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Bell Pottinger</text:p>
          </table:table-cell>
          <table:table-cell office:value-type="string">
            <text:p>PR firm specialising in clients with 'reputational issues’, from the Shale gas industry to the genocidal Sri Lankan regime.</text:p>
          </table:table-cell>
          <table:table-cell office:value-type="string">
            <text:p>14 Curzon Street, W13 5HN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Brown Lloyd James</text:p>
          </table:table-cell>
          <table:table-cell office:value-type="string">
            <text:p>Did PR for Gaddafi and the Assads.</text:p>
          </table:table-cell>
          <table:table-cell office:value-type="string">
            <text:p>25 Lower Belgrave Street, sw1w ONR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BTP Advisers International</text:p>
          </table:table-cell>
          <table:table-cell office:value-type="string">
            <text:p>Specialises in PR advice for African regimes.</text:p>
          </table:table-cell>
          <table:table-cell office:value-type="string">
            <text:p>33 St. James's Square, SW1Y 4JS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Facebook</text:p>
          </table:table-cell>
          <table:table-cell office:value-type="string">
            <text:p>Increasingly used by law enforcement agencies, willingly provides user information when requested by governments.</text:p>
          </table:table-cell>
          <table:table-cell office:value-type="string">
            <text:p>42 Earlham Street, WC2H 9LA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oogle</text:p>
          </table:table-cell>
          <table:table-cell office:value-type="string">
            <text:p>Capitalist hipster scumbags attempting to monopolise all information on the internet, data-mine users’ personal data and use it for profit.</text:p>
          </table:table-cell>
          <table:table-cell office:value-type="string">
            <text:p>1-13 St Giles High Street, WCZH 8A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Grayling PR</text:p>
          </table:table-cell>
          <table:table-cell office:value-type="string">
            <text:p>Boast clients from Coca Cola to Middle Eastern dictatorships.</text:p>
          </table:table-cell>
          <table:table-cell office:value-type="string">
            <text:p>29-35 Lexington Street, W1F 9AH</text:p>
          </table:table-cell>
        </table:table-row>
        <table:table-row table:style-name="ro1">
          <table:table-cell/>
          <table:table-cell office:value-type="string">
            <text:p>Grayling PR (2nd Site)</text:p>
          </table:table-cell>
          <table:table-cell office:value-type="string">
            <text:p>Boast clients from Coca Cola to Middle Eastern dictatorships.</text:p>
          </table:table-cell>
          <table:table-cell office:value-type="string">
            <text:p>Portland House, SW1E SBH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M&amp;C Saatchi</text:p>
          </table:table-cell>
          <table:table-cell office:value-type="string">
            <text:p>Advertising agency famous for running Margaret Thatcher's campaigns.</text:p>
          </table:table-cell>
          <table:table-cell office:value-type="string">
            <text:p>34-36 Golden Square, W1F 9EE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Microsoft</text:p>
          </table:table-cell>
          <table:table-cell office:value-type="string">
            <text:p>Renowned for mistreating its workforce, many of whom are kept on precarious 'temp' contracts. collaborates with the Chinese government and has banned xbox users who identify themselves as gay.</text:p>
          </table:table-cell>
          <table:table-cell office:value-type="string">
            <text:p>Cardinal Place, 80-100 Victoria Street, SW1E 5JL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Vogue Magazine</text:p>
          </table:table-cell>
          <table:table-cell office:value-type="string">
            <text:p>World leader in telling women how to look and act.</text:p>
          </table:table-cell>
          <table:table-cell office:value-type="string">
            <text:p>Vogue House, Hanover Square, W1S 1JU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Yahoo</text:p>
          </table:table-cell>
          <table:table-cell office:value-type="string">
            <text:p>Complicit in Chinese internet censorship. Released the identity of users to the Chinese authorities.</text:p>
          </table:table-cell>
          <table:table-cell office:value-type="string">
            <text:p>Level 5. 125 Shaftesbury Avenue, WC2H 8AD</text:p>
          </table:table-cell>
        </table:table-row>
      </table:table>
      <table:table table:name="Security" table:style-name="ta1" table:print="false">
        <table:table-column table:style-name="co21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row table:style-name="ro1">
          <table:table-cell office:value-type="string">
            <text:p>Security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Address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3rg</text:p>
          </table:table-cell>
          <table:table-cell office:value-type="string">
            <text:p>Provides risk management and security services to the elite.</text:p>
          </table:table-cell>
          <table:table-cell office:value-type="string">
            <text:p>Berkeley Square House. Berkeley Square, W1J 6BD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Aegis</text:p>
          </table:table-cell>
          <table:table-cell office:value-type="string">
            <text:p>Had a £225m contract from the US government to oversee all private military personnel in Iraq. when the US Military pulled out of Baghdad it was replaced by eight companies including Aegis.</text:p>
          </table:table-cell>
          <table:table-cell office:value-type="string">
            <text:p>118 Piccadilly, W1J 7NW</text:p>
          </table:table-cell>
        </table:table-row>
        <table:table-row table:style-name="ro1">
          <table:table-cell/>
          <table:table-cell office:value-type="string">
            <text:p>Erinys International</text:p>
          </table:table-cell>
          <table:table-cell office:value-type="string">
            <text:p>In 2004 Erinys staff interrogated a 16-year old Iraqi youth by restraining him with car tyres around his body.</text:p>
          </table:table-cell>
          <table:table-cell office:value-type="string">
            <text:p>66 Chiltern Street. W1U 4JT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/>G4S</text:p>
          </table:table-cell>
          <table:table-cell office:value-type="string">
            <text:p>Largest security company in the world. Securing the world for capitalists. Runs prisons and migrant detention centres and profits from privatisation worldwide.</text:p>
          </table:table-cell>
          <table:table-cell office:value-type="string">
            <text:p>105 Victoria Street, SW1E 6Q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3">23/05/2013</text:date>, <text:time>23:5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uel </meta:initial-creator>
    <meta:creation-date>2013-05-23T15:09:31</meta:creation-date>
    <dc:date>2013-05-23T23:54:23</dc:date>
    <dc:creator>samuel </dc:creator>
    <meta:editing-duration>PT01H27M23S</meta:editing-duration>
    <meta:editing-cycles>15</meta:editing-cycles>
    <meta:generator>OpenOffice.org/3.2$Unix OpenOffice.org_project/320m19$Build-9505</meta:generator>
    <meta:document-statistic meta:table-count="13" meta:cell-count="452" meta:object-count="0"/>
  </office:meta>
</office:document-meta>
</file>